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 table:number-rows-repeated="1048442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 style:data-style-name="N2" text:time-value="18:57:14.56071252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10-02T18:58:50.395365884</dc:date>
    <meta:editing-duration>PT23H59M57S</meta:editing-duration>
    <meta:editing-cycles>287</meta:editing-cycles>
    <meta:document-statistic meta:table-count="1" meta:cell-count="532" meta:object-count="0"/>
  </office:meta>
</office:document-meta>
</file>